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9.0362in"/>
    </style:style>
    <style:style style:name="co10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10.753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8.1807in"/>
    </style:style>
    <style:style style:name="co8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835in"/>
    </style:style>
    <style:style style:name="co13" style:family="table-column">
      <style:table-column-properties fo:break-before="auto" style:column-width="1.77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Ocurrencia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l objeto verde, el objeto azul y el objeto marron</text:p>
          </table:table-cell>
          <table:table-cell office:value-type="float" office:value="11" calcext:value-type="float">
            <text:p>11</text:p>
          </table:table-cell>
          <table:table-cell table:formula="of:=([Ocurrencias.B2]/SUM(([Ocurrencias.B2:.B14])))*100" office:value-type="float" office:value="55" calcext:value-type="float">
            <text:p>55</text:p>
          </table:table-cell>
          <table:table-cell office:value-type="string" calcext:value-type="string">
            <text:p>Si (Compuesta)</text:p>
          </table:table-cell>
        </table:table-row>
        <table:table-row table:style-name="ro2">
          <table:table-cell office:value-type="string" calcext:value-type="string">
            <text:p>Todos los objetos que no son amarillos ni naranjas</text:p>
          </table:table-cell>
          <table:table-cell office:value-type="float" office:value="7" calcext:value-type="float">
            <text:p>7</text:p>
          </table:table-cell>
          <table:table-cell table:formula="of:=([Ocurrencias.B3]/SUM(([Ocurrencias.B2:.B14]))*100)"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a piedra marron, el arco rojo y el cuboide azul</text:p>
          </table:table-cell>
          <table:table-cell office:value-type="float" office:value="2" calcext:value-type="float">
            <text:p>2</text:p>
          </table:table-cell>
          <table:table-cell table:formula="of:=([Ocurrencias.B4]/SUM(([Ocurrencias.B2:.B14])))*100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5]/SUM(([Ocurrencias.B2:.B14]))*100)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formula="of:=([Ocurrencias.B6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7]/SUM((([Ocurrencias.B2:.B14])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8]/SUM(([Ocurrencias.B2:.B14]))*100)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9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formula="of:=([Ocurrencias.B10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1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2]/SUM([Ocurrencias.B2:.B14]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3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/>
          <table:table-cell table:formula="of:=([Ocurrencias.B14]/SUM(([Ocurrencias.B2:.B14])))*100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formula="of:=SUM([Ocurrencias.B2:.B14])" office:value-type="float" office:value="20" calcext:value-type="float">
            <text:p>20</text:p>
          </table:table-cell>
          <table:table-cell table:formula="of:=SUM([Ocurrencias.C2:.C14])" office:value-type="float" office:value="100" calcext:value-type="float">
            <text:p>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Algoritm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brown.(T) &amp;&amp; Ex-blue.(T) &amp;&amp; Ex-red.(T) &amp; Ex-red.(T) </text:p>
          </table:table-cell>
          <table:table-cell office:value-type="float" office:value="338" calcext:value-type="float">
            <text:p>338</text:p>
          </table:table-cell>
          <table:table-cell table:formula="of:=([Ocurrencias.B18]/SUM([Ocurrencias.B18:.B57]))*100" office:value-type="float" office:value="33.8" calcext:value-type="float">
            <text:p>33.8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blue.(T) &amp;&amp; Ex-red.(T) </text:p>
          </table:table-cell>
          <table:table-cell office:value-type="float" office:value="110" calcext:value-type="float">
            <text:p>110</text:p>
          </table:table-cell>
          <table:table-cell table:formula="of:=([Ocurrencias.B19]/SUM([Ocurrencias.B18:.B57]))*100"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blue.(T) &amp;&amp; Ex-arch.(T) </text:p>
          </table:table-cell>
          <table:table-cell office:value-type="float" office:value="97" calcext:value-type="float">
            <text:p>97</text:p>
          </table:table-cell>
          <table:table-cell table:formula="of:=([Ocurrencias.B20]/SUM([Ocurrencias.B18:.B57]))*100" office:value-type="float" office:value="9.7" calcext:value-type="float">
            <text:p>9.7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otorangeoryellow.(T) &amp; Ex-notorangeoryellow.(T) &amp; Ex-brown.(T) &amp;&amp; Ex-notorangeoryellow.(T) &amp; Ex-notorangeoryellow.(T) &amp; Ex-blue.(T) &amp;&amp; Ex-notorangeoryellow.(T) &amp; Ex-red.(T) &amp; Ex-notorangeoryellow.(T) &amp; Ex-red.(T) </text:p>
          </table:table-cell>
          <table:table-cell office:value-type="float" office:value="81" calcext:value-type="float">
            <text:p>81</text:p>
          </table:table-cell>
          <table:table-cell table:formula="of:=([Ocurrencias.B21]/SUM(([Ocurrencias.B18:.B57])))*100" office:value-type="float" office:value="8.1" calcext:value-type="float">
            <text:p>8.1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notorangeoryellow.(T) &amp; Ex-notorangeoryellow.(T) &amp; Ex-blue.(T) &amp;&amp; Ex-notorangeoryellow.(T) &amp; Ex-red.(T) &amp; Ex-notorangeoryellow.(T) &amp; Ex-red.(T) </text:p>
          </table:table-cell>
          <table:table-cell office:value-type="float" office:value="46" calcext:value-type="float">
            <text:p>46</text:p>
          </table:table-cell>
          <table:table-cell table:formula="of:=([Ocurrencias.B22]/SUM(([Ocurrencias.B18:.B57])))*100" office:value-type="float" office:value="4.6" calcext:value-type="float">
            <text:p>4.6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notorangeoryellow.(T) &amp; Ex-rectangle.(T) &amp;&amp; Ex-red.(T) &amp; Ex-red.(T) </text:p>
          </table:table-cell>
          <table:table-cell office:value-type="float" office:value="29" calcext:value-type="float">
            <text:p>29</text:p>
          </table:table-cell>
          <table:table-cell table:formula="of:=([Ocurrencias.B23]/SUM(([Ocurrencias.B18:.B57])))*100" office:value-type="float" office:value="2.9" calcext:value-type="float">
            <text:p>2.9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rectangle.(T) &amp; Ex-notorangeoryellow.(T) &amp;&amp; Ex-red.(T) &amp; Ex-red.(T) </text:p>
          </table:table-cell>
          <table:table-cell office:value-type="float" office:value="28" calcext:value-type="float">
            <text:p>28</text:p>
          </table:table-cell>
          <table:table-cell table:formula="of:=([Ocurrencias.B24]/SUM(([Ocurrencias.B18:.B57])))*100" office:value-type="float" office:value="2.8" calcext:value-type="float">
            <text:p>2.8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brown.(T) &amp;&amp; Ex-rectangle.(T) &amp; Ex-rectangle.(T) &amp; Ex-blue.(T) &amp;&amp; Ex-red.(T) &amp; Ex-red.(T) </text:p>
          </table:table-cell>
          <table:table-cell office:value-type="float" office:value="26" calcext:value-type="float">
            <text:p>26</text:p>
          </table:table-cell>
          <table:table-cell table:formula="of:=([Ocurrencias.B25]/SUM(([Ocurrencias.B18:.B57])))*100" office:value-type="float" office:value="2.6" calcext:value-type="float">
            <text:p>2.6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otorangeoryellow.(T) &amp; Ex-notorangeoryellow.(T) &amp; Ex-brown.(T) &amp;&amp; Ex-notorangeoryellow.(T) &amp; Ex-rectangle.(T) &amp;&amp; Ex-notorangeoryellow.(T) &amp; Ex-red.(T) &amp; Ex-notorangeoryellow.(T) &amp; Ex-red.(T) </text:p>
          </table:table-cell>
          <table:table-cell office:value-type="float" office:value="26" calcext:value-type="float">
            <text:p>26</text:p>
          </table:table-cell>
          <table:table-cell table:formula="of:=([Ocurrencias.B26]/SUM(([Ocurrencias.B18:.B57])))*100" office:value-type="float" office:value="2.6" calcext:value-type="float">
            <text:p>2.6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otorangeoryellow.(T) &amp; Ex-notorangeoryellow.(T) &amp; Ex-brown.(T) &amp;&amp; Ex-blue.(T) &amp;&amp; Ex-notorangeoryellow.(T) &amp; Ex-red.(T) &amp; Ex-notorangeoryellow.(T) &amp; Ex-red.(T) </text:p>
          </table:table-cell>
          <table:table-cell office:value-type="float" office:value="24" calcext:value-type="float">
            <text:p>24</text:p>
          </table:table-cell>
          <table:table-cell table:formula="of:=([Ocurrencias.B27]/SUM(([Ocurrencias.B18:.B57])))*100" office:value-type="float" office:value="2.4" calcext:value-type="float">
            <text:p>2.4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otorangeoryellow.(T) &amp; Ex-notorangeoryellow.(T) &amp; Ex-brown.(T) &amp;&amp; Ex-notorangeoryellow.(T) &amp; Ex-notorangeoryellow.(T) &amp; Ex-blue.(T) &amp;&amp; Ex-red.(T) </text:p>
          </table:table-cell>
          <table:table-cell office:value-type="float" office:value="23" calcext:value-type="float">
            <text:p>23</text:p>
          </table:table-cell>
          <table:table-cell table:formula="of:=([Ocurrencias.B28]/SUM(([Ocurrencias.B18:.B57])))*100" office:value-type="float" office:value="2.3" calcext:value-type="float">
            <text:p>2.3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-notorangeoryellow.(T) &amp; Ex-notorangeoryellow.(T) &amp; Ex-brown.(T) &amp;&amp; Ex-notorangeoryellow.(T) &amp; Ex-notorangeoryellow.(T) &amp; Ex-blue.(T) &amp;&amp; Ex-arch.(T) </text:p>
          </table:table-cell>
          <table:table-cell office:value-type="float" office:value="20" calcext:value-type="float">
            <text:p>20</text:p>
          </table:table-cell>
          <table:table-cell table:formula="of:=([Ocurrencias.B29]/SUM(([Ocurrencias.B18:.B57])))*100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Ex-brown.(T) &amp;&amp; Ex-notorangeoryellow.(T) &amp; Ex-notorangeoryellow.(T) &amp; Ex-blue.(T) &amp;&amp; Ex-red.(T) </text:p>
          </table:table-cell>
          <table:table-cell office:value-type="float" office:value="15" calcext:value-type="float">
            <text:p>15</text:p>
          </table:table-cell>
          <table:table-cell table:formula="of:=([Ocurrencias.B30]/SUM(([Ocurrencias.B18:.B57])))*100"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Ex-brown.(T) &amp;&amp; Ex-notorangeoryellow.(T) &amp; Ex-notorangeoryellow.(T) &amp; Ex-blue.(T) &amp;&amp; Ex-arch.(T) </text:p>
          </table:table-cell>
          <table:table-cell office:value-type="float" office:value="13" calcext:value-type="float">
            <text:p>13</text:p>
          </table:table-cell>
          <table:table-cell table:formula="of:=([Ocurrencias.B31]/SUM(([Ocurrencias.B18:.B57])))*100" office:value-type="float" office:value="1.3" calcext:value-type="float">
            <text:p>1.3</text:p>
          </table:table-cell>
          <table:table-cell/>
        </table:table-row>
        <table:table-row table:style-name="ro2">
          <table:table-cell office:value-type="string" calcext:value-type="string">
            <text:p>Ex-brown.(T) &amp;&amp; Ex-notorangeoryellow.(T) &amp; Ex-rectangle.(T) &amp;&amp; Ex-red.(T) </text:p>
          </table:table-cell>
          <table:table-cell office:value-type="float" office:value="13" calcext:value-type="float">
            <text:p>13</text:p>
          </table:table-cell>
          <table:table-cell table:formula="of:=([Ocurrencias.B32]/SUM(([Ocurrencias.B18:.B57])))*100" office:value-type="float" office:value="1.3" calcext:value-type="float">
            <text:p>1.3</text:p>
          </table:table-cell>
          <table:table-cell/>
        </table:table-row>
        <table:table-row table:style-name="ro2">
          <table:table-cell office:value-type="string" calcext:value-type="string">
            <text:p>Ex-notorangeoryellow.(T) &amp; Ex-notorangeoryellow.(T) &amp; Ex-brown.(T) &amp;&amp; Ex-rectangle.(T) &amp; Ex-notorangeoryellow.(T) &amp; Ex-rectangle.(T) &amp; Ex-notorangeoryellow.(T) &amp; Ex-blue.(T) &amp;&amp; Ex-notorangeoryellow.(T) &amp; Ex-red.(T) &amp; Ex-notorangeoryellow.(T) &amp; Ex-red.(T) </text:p>
          </table:table-cell>
          <table:table-cell office:value-type="float" office:value="12" calcext:value-type="float">
            <text:p>12</text:p>
          </table:table-cell>
          <table:table-cell table:formula="of:=([Ocurrencias.B33]/SUM(([Ocurrencias.B18:.B57])))*100" office:value-type="float" office:value="1.2" calcext:value-type="float">
            <text:p>1.2</text:p>
          </table:table-cell>
          <table:table-cell/>
        </table:table-row>
        <table:table-row table:style-name="ro2">
          <table:table-cell office:value-type="string" calcext:value-type="string">
            <text:p>Ex-brown.(T) &amp;&amp; Ex-blue.(T) &amp;&amp; Ex-notorangeoryellow.(T) &amp; Ex-red.(T) &amp; Ex-notorangeoryellow.(T) &amp; Ex-red.(T) </text:p>
          </table:table-cell>
          <table:table-cell office:value-type="float" office:value="11" calcext:value-type="float">
            <text:p>11</text:p>
          </table:table-cell>
          <table:table-cell table:formula="of:=([Ocurrencias.B34]/SUM(([Ocurrencias.B18:.B57])))*100" office:value-type="float" office:value="1.1" calcext:value-type="float">
            <text:p>1.1</text:p>
          </table:table-cell>
          <table:table-cell/>
        </table:table-row>
        <table:table-row table:style-name="ro2">
          <table:table-cell office:value-type="string" calcext:value-type="string">
            <text:p>Ex-brown.(T) &amp;&amp; Ex-notorangeoryellow.(T) &amp; Ex-rectangle.(T) &amp;&amp; Ex-notorangeoryellow.(T) &amp; Ex-red.(T) &amp; Ex-notorangeoryellow.(T) &amp; Ex-red.(T) </text:p>
          </table:table-cell>
          <table:table-cell office:value-type="float" office:value="11" calcext:value-type="float">
            <text:p>11</text:p>
          </table:table-cell>
          <table:table-cell table:formula="of:=([Ocurrencias.B35]/SUM(([Ocurrencias.B18:.B57])))*100" office:value-type="float" office:value="1.1" calcext:value-type="float">
            <text:p>1.1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notorangeoryellow.(T) &amp;&amp; Ex-arch.(T) </text:p>
          </table:table-cell>
          <table:table-cell office:value-type="float" office:value="10" calcext:value-type="float">
            <text:p>10</text:p>
          </table:table-cell>
          <table:table-cell table:formula="of:=([Ocurrencias.B36]/SUM(([Ocurrencias.B18:.B57])))*100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x-brown.(T) &amp;&amp; Ex-notorangeoryellow.(T) &amp; Ex-rectangle.(T) &amp;&amp; Ex-arch.(T) </text:p>
          </table:table-cell>
          <table:table-cell office:value-type="float" office:value="8" calcext:value-type="float">
            <text:p>8</text:p>
          </table:table-cell>
          <table:table-cell table:formula="of:=([Ocurrencias.B37]/SUM(([Ocurrencias.B18:.B57])))*100"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rectangle.(T) &amp; Ex-blue.(T) &amp;&amp; Ex-arch.(T) </text:p>
          </table:table-cell>
          <table:table-cell office:value-type="float" office:value="7" calcext:value-type="float">
            <text:p>7</text:p>
          </table:table-cell>
          <table:table-cell table:formula="of:=([Ocurrencias.B38]/SUM(([Ocurrencias.B18:.B57])))*100" office:value-type="float" office:value="0.7" calcext:value-type="float">
            <text:p>0.7</text:p>
          </table:table-cell>
          <table:table-cell/>
        </table:table-row>
        <table:table-row table:style-name="ro2">
          <table:table-cell office:value-type="string" calcext:value-type="string">
            <text:p>Ex-notorangeoryellow.(T) &amp; Ex-notorangeoryellow.(T) &amp; Ex-brown.(T) &amp;&amp; Ex-blue.(T) &amp;&amp; Ex-red.(T) </text:p>
          </table:table-cell>
          <table:table-cell office:value-type="float" office:value="6" calcext:value-type="float">
            <text:p>6</text:p>
          </table:table-cell>
          <table:table-cell table:formula="of:=([Ocurrencias.B39]/SUM(([Ocurrencias.B18:.B57])))*100" office:value-type="float" office:value="0.6" calcext:value-type="float">
            <text:p>0.6</text:p>
          </table:table-cell>
          <table:table-cell/>
        </table:table-row>
        <table:table-row table:style-name="ro2">
          <table:table-cell office:value-type="string" calcext:value-type="string">
            <text:p>Ex-notorangeoryellow.(T) &amp; Ex-notorangeoryellow.(T) &amp; Ex-brown.(T) &amp;&amp; Ex-notorangeoryellow.(T) &amp; Ex-rectangle.(T) &amp;&amp; Ex-red.(T) </text:p>
          </table:table-cell>
          <table:table-cell office:value-type="float" office:value="6" calcext:value-type="float">
            <text:p>6</text:p>
          </table:table-cell>
          <table:table-cell table:formula="of:=([Ocurrencias.B40]/SUM(([Ocurrencias.B18:.B57])))*100" office:value-type="float" office:value="0.6" calcext:value-type="float">
            <text:p>0.6</text:p>
          </table:table-cell>
          <table:table-cell/>
        </table:table-row>
        <table:table-row table:style-name="ro2">
          <table:table-cell office:value-type="string" calcext:value-type="string">
            <text:p>Ex-notorangeoryellow.(T) &amp; Ex-notorangeoryellow.(T) &amp; Ex-brown.(T) &amp;&amp; Ex-notorangeoryellow.(T) &amp; Ex-rectangle.(T) &amp;&amp; Ex-arch.(T) </text:p>
          </table:table-cell>
          <table:table-cell office:value-type="float" office:value="5" calcext:value-type="float">
            <text:p>5</text:p>
          </table:table-cell>
          <table:table-cell table:formula="of:=([Ocurrencias.B41]/SUM(([Ocurrencias.B18:.B57])))*100" office:value-type="float" office:value="0.5" calcext:value-type="float">
            <text:p>0.5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rectangle.(T) &amp; Ex-blue.(T) &amp;&amp; Ex-red.(T) </text:p>
          </table:table-cell>
          <table:table-cell office:value-type="float" office:value="4" calcext:value-type="float">
            <text:p>4</text:p>
          </table:table-cell>
          <table:table-cell table:formula="of:=([Ocurrencias.B42]/SUM(([Ocurrencias.B18:.B57])))*100" office:value-type="float" office:value="0.4" calcext:value-type="float">
            <text:p>0.4</text:p>
          </table:table-cell>
          <table:table-cell/>
        </table:table-row>
        <table:table-row table:style-name="ro2">
          <table:table-cell office:value-type="string" calcext:value-type="string">
            <text:p>Ex-notorangeoryellow.(T) &amp; Ex-notorangeoryellow.(T) &amp; Ex-brown.(T) &amp;&amp; Ex-blue.(T) &amp;&amp; Ex-arch.(T) </text:p>
          </table:table-cell>
          <table:table-cell office:value-type="float" office:value="4" calcext:value-type="float">
            <text:p>4</text:p>
          </table:table-cell>
          <table:table-cell table:style-name="ce5" table:formula="of:=([Ocurrencias.B43]/SUM(([Ocurrencias.B18:.B57])))*100" office:value-type="float" office:value="0.4" calcext:value-type="float">
            <text:p>0.4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notorangeoryellow.(T) &amp;&amp; Ex-red.(T) </text:p>
          </table:table-cell>
          <table:table-cell office:value-type="float" office:value="3" calcext:value-type="float">
            <text:p>3</text:p>
          </table:table-cell>
          <table:table-cell table:formula="of:=([Ocurrencias.B44]/SUM(([Ocurrencias.B18:.B57])))*100" office:value-type="float" office:value="0.3" calcext:value-type="float">
            <text:p>0.3</text:p>
          </table:table-cell>
          <table:table-cell/>
        </table:table-row>
        <table:table-row table:style-name="ro2">
          <table:table-cell office:value-type="string" calcext:value-type="string">
            <text:p>Ex-notorangeoryellow.(T) &amp; Ex-notorangeoryellow.(T) &amp; Ex-brown.(T) &amp;&amp; Ex-notorangeoryellow.(T) &amp; Ex-notorangeoryellow.(T) &amp; Ex-blue.(T) &amp;&amp; Ex-notorangeoryellow.(T) &amp; Ex-arch.(T) </text:p>
          </table:table-cell>
          <table:table-cell office:value-type="float" office:value="3" calcext:value-type="float">
            <text:p>3</text:p>
          </table:table-cell>
          <table:table-cell table:formula="of:=([Ocurrencias.B45]/SUM(([Ocurrencias.B18:.B57])))*100" office:value-type="float" office:value="0.3" calcext:value-type="float">
            <text:p>0.3</text:p>
          </table:table-cell>
          <table:table-cell/>
        </table:table-row>
        <table:table-row table:style-name="ro2">
          <table:table-cell office:value-type="string" calcext:value-type="string">
            <text:p>Ex-notorangeoryellow.(T) &amp; Ex-notorangeoryellow.(T) &amp; Ex-brown.(T) &amp;&amp; Ex-rectangle.(T) &amp; Ex-notorangeoryellow.(T) &amp; Ex-rectangle.(T) &amp; Ex-notorangeoryellow.(T) &amp; Ex-blue.(T) &amp;&amp; Ex-red.(T) </text:p>
          </table:table-cell>
          <table:table-cell office:value-type="float" office:value="3" calcext:value-type="float">
            <text:p>3</text:p>
          </table:table-cell>
          <table:table-cell table:formula="of:=([Ocurrencias.B46]/SUM(([Ocurrencias.B18:.B57])))*100" office:value-type="float" office:value="0.3" calcext:value-type="float">
            <text:p>0.3</text:p>
          </table:table-cell>
          <table:table-cell/>
        </table:table-row>
        <table:table-row table:style-name="ro2">
          <table:table-cell office:value-type="string" calcext:value-type="string">
            <text:p>Ex-notorangeoryellow.(T) &amp; Ex-notorangeoryellow.(T) &amp; Ex-notorangeoryellow.(T) &amp; Ex-brown.(T) &amp;&amp; Ex-rectangle.(T) &amp; Ex-notorangeoryellow.(T) &amp; Ex-rectangle.(T) &amp; Ex-notorangeoryellow.(T) &amp; Ex-notorangeoryellow.(T) &amp;&amp; Ex-arch.(T) </text:p>
          </table:table-cell>
          <table:table-cell office:value-type="float" office:value="3" calcext:value-type="float">
            <text:p>3</text:p>
          </table:table-cell>
          <table:table-cell table:formula="of:=([Ocurrencias.B47]/SUM(([Ocurrencias.B18:.B57])))*100" office:value-type="float" office:value="0.3" calcext:value-type="float">
            <text:p>0.3</text:p>
          </table:table-cell>
          <table:table-cell/>
        </table:table-row>
        <table:table-row table:style-name="ro2">
          <table:table-cell office:value-type="string" calcext:value-type="string">
            <text:p>Ex-notorangeoryellow.(T) &amp; Ex-notorangeoryellow.(T) &amp; Ex-notorangeoryellow.(T) &amp; Ex-brown.(T) &amp;&amp; Ex-rectangle.(T) &amp; Ex-notorangeoryellow.(T) &amp; Ex-rectangle.(T) &amp; Ex-notorangeoryellow.(T) &amp; Ex-rectangle.(T) &amp;&amp; Ex-notorangeoryellow.(T) &amp; Ex-red.(T) &amp; Ex-notorangeoryellow.(T) &amp; Ex-red.(T) &amp; Ex-notorangeoryellow.(T) &amp; Ex-red.(T) </text:p>
          </table:table-cell>
          <table:table-cell office:value-type="float" office:value="3" calcext:value-type="float">
            <text:p>3</text:p>
          </table:table-cell>
          <table:table-cell table:formula="of:=([Ocurrencias.B48]/SUM(([Ocurrencias.B18:.B57])))*100" office:value-type="float" office:value="0.3" calcext:value-type="float">
            <text:p>0.3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notorangeoryellow.(T) &amp; Ex-rectangle.(T) &amp; Ex-notorangeoryellow.(T) &amp; Ex-blue.(T) &amp;&amp; Ex-notorangeoryellow.(T) &amp; Ex-red.(T) &amp; Ex-notorangeoryellow.(T) &amp; Ex-red.(T) </text:p>
          </table:table-cell>
          <table:table-cell office:value-type="float" office:value="2" calcext:value-type="float">
            <text:p>2</text:p>
          </table:table-cell>
          <table:table-cell table:formula="of:=([Ocurrencias.B49]/SUM(([Ocurrencias.B18:.B57])))*100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notorangeoryellow.(T) &amp; Ex-rectangle.(T) &amp; Ex-notorangeoryellow.(T) &amp; Ex-notorangeoryellow.(T) &amp;&amp; Ex-notorangeoryellow.(T) &amp; Ex-red.(T) &amp; Ex-notorangeoryellow.(T) &amp; Ex-red.(T) &amp; Ex-notorangeoryellow.(T) &amp; Ex-red.(T) </text:p>
          </table:table-cell>
          <table:table-cell office:value-type="float" office:value="2" calcext:value-type="float">
            <text:p>2</text:p>
          </table:table-cell>
          <table:table-cell table:formula="of:=([Ocurrencias.B50]/SUM(([Ocurrencias.B18:.B57]))*100)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x-notorangeoryellow.(T) &amp; Ex-notorangeoryellow.(T) &amp; Ex-notorangeoryellow.(T) &amp; Ex-brown.(T) &amp;&amp; Ex-rectangle.(T) &amp; Ex-notorangeoryellow.(T) &amp; Ex-rectangle.(T) &amp; Ex-notorangeoryellow.(T) &amp; Ex-notorangeoryellow.(T) &amp;&amp; Ex-red.(T) </text:p>
          </table:table-cell>
          <table:table-cell office:value-type="float" office:value="2" calcext:value-type="float">
            <text:p>2</text:p>
          </table:table-cell>
          <table:table-cell table:formula="of:=([Ocurrencias.B51]/SUM(([Ocurrencias.B18:.B57])))*100" office:value-type="float" office:value="0.2" calcext:value-type="float">
            <text:p>0.2</text:p>
          </table:table-cell>
          <table:table-cell/>
        </table:table-row>
        <table:table-row table:style-name="ro2">
          <table:table-cell office:value-type="string" calcext:value-type="string">
            <text:p>Ex-brown.(T) &amp;&amp; Ex-blue.(T) &amp;&amp; Ex-notorangeoryellow.(T) &amp; Ex-arch.(T) </text:p>
          </table:table-cell>
          <table:table-cell office:value-type="float" office:value="1" calcext:value-type="float">
            <text:p>1</text:p>
          </table:table-cell>
          <table:table-cell table:formula="of:=([Ocurrencias.B52]/SUM(([Ocurrencias.B18:.B57])))*100"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x-brown.(T) &amp;&amp; Ex-notorangeoryellow.(T) &amp; Ex-notorangeoryellow.(T) &amp; Ex-blue.(T) &amp;&amp; Ex-notorangeoryellow.(T) &amp; Ex-arch.(T) </text:p>
          </table:table-cell>
          <table:table-cell office:value-type="float" office:value="1" calcext:value-type="float">
            <text:p>1</text:p>
          </table:table-cell>
          <table:table-cell table:formula="of:=([Ocurrencias.B53]/SUM(([Ocurrencias.B18:.B57])))*100"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notorangeoryellow.(T) &amp; Ex-rectangle.(T) &amp; Ex-notorangeoryellow.(T) &amp; Ex-blue.(T) &amp;&amp; Ex-arch.(T) </text:p>
          </table:table-cell>
          <table:table-cell office:value-type="float" office:value="1" calcext:value-type="float">
            <text:p>1</text:p>
          </table:table-cell>
          <table:table-cell table:formula="of:=([Ocurrencias.B54]/SUM(([Ocurrencias.B18:.B57])))*100"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x-brown.(T) &amp;&amp; Ex-rectangle.(T) &amp; Ex-notorangeoryellow.(T) &amp; Ex-rectangle.(T) &amp; Ex-notorangeoryellow.(T) &amp; Ex-blue.(T) &amp;&amp; Ex-red.(T) </text:p>
          </table:table-cell>
          <table:table-cell office:value-type="float" office:value="1" calcext:value-type="float">
            <text:p>1</text:p>
          </table:table-cell>
          <table:table-cell table:formula="of:=([Ocurrencias.B55]/SUM(([Ocurrencias.B18:.B57])))*100"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x-notorangeoryellow.(T) &amp; Ex-notorangeoryellow.(T) &amp; Ex-brown.(T) &amp;&amp; Ex-blue.(T) &amp;&amp; Ex-notorangeoryellow.(T) &amp; Ex-arch.(T) </text:p>
          </table:table-cell>
          <table:table-cell office:value-type="float" office:value="1" calcext:value-type="float">
            <text:p>1</text:p>
          </table:table-cell>
          <table:table-cell table:formula="of:=([Ocurrencias.B56]/SUM(([Ocurrencias.B18:.B57])))*100"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x-notorangeoryellow.(T) &amp; Ex-notorangeoryellow.(T) &amp; Ex-notorangeoryellow.(T) &amp; Ex-brown.(T) &amp;&amp; Ex-rectangle.(T) &amp; Ex-notorangeoryellow.(T) &amp; Ex-rectangle.(T) &amp; Ex-notorangeoryellow.(T) &amp; Ex-rectangle.(T) &amp;&amp; Ex-notorangeoryellow.(T) &amp; Ex-notorangeoryellow.(T) &amp; Ex-arch.(T) </text:p>
          </table:table-cell>
          <table:table-cell office:value-type="float" office:value="1" calcext:value-type="float">
            <text:p>1</text:p>
          </table:table-cell>
          <table:table-cell table:formula="of:=([Ocurrencias.B57]/SUM(([Ocurrencias.B18:.B57])))*100" office:value-type="float" office:value="0.1" calcext:value-type="float">
            <text:p>0.1</text:p>
          </table:table-cell>
          <table:table-cell/>
        </table:table-row>
        <table:table-row table:style-name="ro2">
          <table:table-cell/>
          <table:table-cell table:formula="of:=SUM([.B18:.B57])" office:value-type="float" office:value="1000" calcext:value-type="float">
            <text:p>1000</text:p>
          </table:table-cell>
          <table:table-cell table:formula="of:=SUM([Ocurrencias.C18:.C57])" office:value-type="float" office:value="100" calcext:value-type="float">
            <text:p>100</text:p>
          </table:table-cell>
          <table:table-cell/>
        </table:table-row>
        <table:table-row table:style-name="ro2" table:number-rows-repeated="4">
          <table:table-cell table:number-columns-repeated="4"/>
        </table:table-row>
        <table:table-row table:style-name="ro2">
          <table:table-cell table:style-name="ce3" office:value-type="string" calcext:value-type="string">
            <text:p>Algoritmo Modificado</text:p>
          </table:table-cell>
          <table:table-cell table:style-name="ce4" office:value-type="string" calcext:value-type="string">
            <text:p>#Ocurrencias</text:p>
          </table:table-cell>
          <table:table-cell table:style-name="ce4" office:value-type="string" calcext:value-type="string">
            <text:p>Porcentaje [%]</text:p>
          </table:table-cell>
          <table:table-cell office:value-type="string" calcext:value-type="string">
            <text:p>Colectiva</text:p>
          </table:table-cell>
        </table:table-row>
        <table:table-row table:style-name="ro2">
          <table:table-cell office:value-type="string" calcext:value-type="string">
            <text:p>Ex-notorangeoryellow.(T)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</text:p>
          </table:table-cell>
        </table:table-row>
      </table:table>
      <table:table table:name="Comparaciones" table:style-name="ta1"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4">
          <table:table-cell table:style-name="ce1" office:value-type="string" calcext:value-type="string">
            <text:p>Corpus</text:p>
          </table:table-cell>
          <table:table-cell table:style-name="ce4" office:value-type="string" calcext:value-type="string">
            <text:p>Corpus [%]</text:p>
          </table:table-cell>
          <table:table-cell office:value-type="string" calcext:value-type="string">
            <text:p>Algoritmo [%]</text:p>
          </table:table-cell>
          <table:table-cell office:value-type="string" calcext:value-type="string">
            <text:p>Exactitud [%]</text:p>
          </table:table-cell>
          <table:table-cell office:value-type="string" calcext:value-type="string">
            <text:p>AI [%]</text:p>
          </table:table-cell>
          <table:table-cell office:value-type="string" calcext:value-type="string">
            <text:p>Algoritmo Modificado [%]</text:p>
          </table:table-cell>
        </table:table-row>
        <table:table-row table:style-name="ro4">
          <table:table-cell office:value-type="string" calcext:value-type="string">
            <text:p>El objeto rojo, el objeto azul y el objeto marron</text:p>
          </table:table-cell>
          <table:table-cell office:value-type="float" office:value="55" calcext:value-type="float">
            <text:p>55</text:p>
          </table:table-cell>
          <table:table-cell office:value-type="float" office:value="33.8" calcext:value-type="float">
            <text:p>33.8</text:p>
          </table:table-cell>
          <table:table-cell table:formula="of:=MIN([.B2:.C2])" office:value-type="float" office:value="33.8" calcext:value-type="float">
            <text:p>33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odos los objetos que no son amarillos ni naranjas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MIN([.B3:.C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string" calcext:value-type="string">
            <text:p>La piedra marron, el arco rojo y el cuboide azu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MIN([.B4:.C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5:.C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MIN([.B6:.C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number-columns-repeated="2"/>
          <table:table-cell office:value-type="float" office:value="0" calcext:value-type="float">
            <text:p>0</text:p>
          </table:table-cell>
          <table:table-cell table:formula="of:=SUM([.D2:.D5])" office:value-type="float" office:value="33.8" calcext:value-type="float">
            <text:p>33.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table:style-name="ce2" office:value-type="string" calcext:value-type="string">
            <text:p>AI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bjeto azul, objeto rojo y objeto marron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 table:number-rows-repeated="3">
          <table:table-cell table:style-name="ce2"/>
          <table:table-cell table:number-columns-repeated="5"/>
        </table:table-row>
        <table:table-row table:style-name="ro4">
          <table:table-cell table:style-name="ce2"/>
          <table:table-cell table:number-columns-repeated="5"/>
        </table:table-row>
      </table:table>
      <table:table table:name="excel" table:style-name="ta1"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Ocurrencias.A2:Ocurrencias.C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excel.A1:excel.B1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2:18:02.698663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6:26:11.101012666</meta:creation-date>
    <dc:date>2016-09-23T12:19:04.671555943</dc:date>
    <meta:editing-duration>PT3H19M12S</meta:editing-duration>
    <meta:editing-cycles>18</meta:editing-cycles>
    <meta:generator>LibreOffice/4.2.8.2$Linux_X86_64 LibreOffice_project/420m0$Build-2</meta:generator>
    <meta:document-statistic meta:table-count="3" meta:cell-count="212" meta:object-count="0"/>
  </office:meta>
</office:document-meta>
</file>